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1.8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68.8pt"/>
    </style:style>
    <style:style style:name="co4" style:family="table-column">
      <style:table-column-properties fo:break-before="auto" style:column-width="198.1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3.75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2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Newspap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Year of publication</text:p>
          </table:table-cell>
          <table:table-cell table:style-name="ce4" office:value-type="string" calcext:value-type="string">
            <text:p>Copyright</text:p>
          </table:table-cell>
        </table:table-row>
        <table:table-row table:style-name="ro2">
          <table:table-cell table:style-name="ce2" office:value-type="string" calcext:value-type="string">
            <text:p>Anarchists_Demand_Strike_To_End_War.txt</text:p>
          </table:table-cell>
          <table:table-cell table:style-name="ce2" office:value-type="string" calcext:value-type="string">
            <text:p><text:a xlink:href="https://en.wikisource.org/wiki/The_New_York_Times/Anarchists_Demand_Strike_To_End_War" xlink:type="simple">https://en.wikisource.org/wiki/The_New_York_Times/Anarchists_Demand_Strike_To_End_War</text:a></text:p>
          </table:table-cell>
          <table:table-cell table:style-name="ce2" office:value-type="string" calcext:value-type="string">
            <text:p>The New York Time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17" calcext:value-type="float">
            <text:p>1917</text:p>
          </table:table-cell>
          <table:table-cell office:value-type="string" calcext:value-type="string">
            <text:p>NOT_IN_COPYRIGHT</text:p>
          </table:table-cell>
        </table:table-row>
        <table:table-row table:style-name="ro1">
          <table:table-cell table:style-name="ce2" office:value-type="string" calcext:value-type="string">
            <text:p>ARMENIA_PREPARED_FOR_A_HARD_FIGHT.txt</text:p>
          </table:table-cell>
          <table:table-cell table:style-name="ce2" office:value-type="string" calcext:value-type="string">
            <text:p><text:a xlink:href="https://en.wikisource.org/wiki/The_New_York_Times/Armenia_prepared_for_a_hard_fight" xlink:type="simple">https://en.wikisource.org/wiki/The_New_York_Times/Armenia_prepared_for_a_hard_fight</text:a></text:p>
          </table:table-cell>
          <table:table-cell table:style-name="ce2" office:value-type="string" calcext:value-type="string">
            <text:p>The New York Time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20" calcext:value-type="float">
            <text:p>1920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Automobile_Race_Ended.txt</text:p>
          </table:table-cell>
          <table:table-cell table:style-name="ce2" office:value-type="string" calcext:value-type="string">
            <text:p><text:a xlink:href="https://en.wikisource.org/wiki/The_New_York_Times/1902/06/30/Automobile_Race_Ended" xlink:type="simple">https://en.wikisource.org/wiki/The_New_York_Times/1902/06/30/Automobile_Race_Ended</text:a></text:p>
          </table:table-cell>
          <table:table-cell table:style-name="ce2" office:value-type="string" calcext:value-type="string">
            <text:p>The New York Time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02" calcext:value-type="float">
            <text:p>1902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Battle_of_Raid_Squads.txt</text:p>
          </table:table-cell>
          <table:table-cell table:style-name="ce2" office:value-type="string" calcext:value-type="string">
            <text:p><text:a xlink:href="https://en.wikisource.org/wiki/Battle_of_Raid_Squads" xlink:type="simple">https://en.wikisource.org/wiki/Battle_of_Raid_Squads</text:a></text:p>
          </table:table-cell>
          <table:table-cell table:style-name="ce2" office:value-type="string" calcext:value-type="string">
            <text:p>Kansas City Star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18" calcext:value-type="float">
            <text:p>1918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Blind_in_Left_Eye.txt</text:p>
          </table:table-cell>
          <table:table-cell table:style-name="ce2" office:value-type="string" calcext:value-type="string">
            <text:p><text:a xlink:href="https://en.wikisource.org/wiki/The_New_York_Times/Blind_in_Left_Eye,_Roosevelt_Admits" xlink:type="simple">https://en.wikisource.org/wiki/The_New_York_Times/Blind_in_Left_Eye,_Roosevelt_Admits</text:a></text:p>
          </table:table-cell>
          <table:table-cell table:style-name="ce2" office:value-type="string" calcext:value-type="string">
            <text:p>The New York Time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17" calcext:value-type="float">
            <text:p>1917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Buffalo_Men_at_the_Execution.txt</text:p>
          </table:table-cell>
          <table:table-cell table:style-name="ce2" office:value-type="string" calcext:value-type="string">
            <text:p><text:a xlink:href="https://en.wikisource.org/wiki/Buffalo_Commercial/Buffalo_Men_at_the_Execution" xlink:type="simple">https://en.wikisource.org/wiki/Buffalo_Commercial/Buffalo_Men_at_the_Execution</text:a></text:p>
          </table:table-cell>
          <table:table-cell table:style-name="ce2" office:value-type="string" calcext:value-type="string">
            <text:p>Buffalo Commercial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01" calcext:value-type="float">
            <text:p>1901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Crowd_Endangers_Steamer.txt</text:p>
          </table:table-cell>
          <table:table-cell table:style-name="ce2" office:value-type="string" calcext:value-type="string">
            <text:p><text:a xlink:href="https://en.wikisource.org/wiki/Crowd_Endangers_Steamer_to_Get_Passing_Glimpse_of_Humorist_Mark_Twain" xlink:type="simple">https://en.wikisource.org/wiki/Crowd_Endangers_Steamer_to_Get_Passing_Glimpse_of_Humorist_Mark_Twain</text:a></text:p>
          </table:table-cell>
          <table:table-cell table:style-name="ce2" office:value-type="string" calcext:value-type="string">
            <text:p>Virginian-Pilot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07" calcext:value-type="float">
            <text:p>1907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Dangerous_Operation.txt</text:p>
          </table:table-cell>
          <table:table-cell table:style-name="ce2" office:value-type="string" calcext:value-type="string">
            <text:p><text:a xlink:href="https://en.wikisource.org/wiki/Dangerous_Operation_on_Thomas_A._Edison" xlink:type="simple">https://en.wikisource.org/wiki/Dangerous_Operation_on_Thomas_A._Edison</text:a></text:p>
          </table:table-cell>
          <table:table-cell table:style-name="ce2" office:value-type="string" calcext:value-type="string">
            <text:p>The New York Time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05" calcext:value-type="float">
            <text:p>1905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Death_Comes_to_Mata_Hari.txt</text:p>
          </table:table-cell>
          <table:table-cell table:style-name="ce2" office:value-type="string" calcext:value-type="string">
            <text:p><text:a xlink:href="https://en.wikisource.org/wiki/Death_Comes_to_Mata_Hari" xlink:type="simple">https://en.wikisource.org/wiki/Death_Comes_to_Mata_Hari</text:a></text:p>
          </table:table-cell>
          <table:table-cell table:style-name="ce2" office:value-type="string" calcext:value-type="string">
            <text:p>International News Service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17" calcext:value-type="float">
            <text:p>1917</text:p>
          </table:table-cell>
          <table:table-cell office:value-type="string" calcext:value-type="string">
            <text:p>NOT_IN_COPYRIGHT</text:p>
          </table:table-cell>
        </table:table-row>
        <table:table-row table:style-name="ro1">
          <table:table-cell table:style-name="ce2" office:value-type="string" calcext:value-type="string">
            <text:p>Defense_Committee_Corners_Supplies.txt</text:p>
          </table:table-cell>
          <table:table-cell table:style-name="ce2" office:value-type="string" calcext:value-type="string">
            <text:p><text:a xlink:href="https://en.wikisource.org/wiki/The_New_York_Times/Defense_Committee_Corners_Supplies" xlink:type="simple">https://en.wikisource.org/wiki/The_New_York_Times/Defense_Committee_Corners_Supplies</text:a></text:p>
          </table:table-cell>
          <table:table-cell table:style-name="ce2" office:value-type="string" calcext:value-type="string">
            <text:p>The New York Time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15" calcext:value-type="float">
            <text:p>1915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Dr_Brooks_Sees_Comet.txt</text:p>
          </table:table-cell>
          <table:table-cell table:style-name="ce2" office:value-type="string" calcext:value-type="string">
            <text:p><text:a xlink:href="https://en.wikisource.org/wiki/The_New_York_Times/1906/07/20/Dr._Brooks_Sees_Comet" xlink:type="simple">https://en.wikisource.org/wiki/The_New_York_Times/1906/07/20/Dr._Brooks_Sees_Comet</text:a></text:p>
          </table:table-cell>
          <table:table-cell table:style-name="ce2" office:value-type="string" calcext:value-type="string">
            <text:p>The New York Time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06" calcext:value-type="float">
            <text:p>1906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Dr_Garnetts_Library.txt</text:p>
          </table:table-cell>
          <table:table-cell table:style-name="ce2" office:value-type="string" calcext:value-type="string">
            <text:p><text:a xlink:href="https://en.wikisource.org/wiki/The_Times/1906/News/Dr._Garnett%27s_Library" xlink:type="simple">https://en.wikisource.org/wiki/The_Times/1906/News/Dr._Garnett%27s_Library</text:a></text:p>
          </table:table-cell>
          <table:table-cell table:style-name="ce2" office:value-type="string" calcext:value-type="string">
            <text:p>The Times</text:p>
          </table:table-cell>
          <table:table-cell table:style-name="ce2" office:value-type="string" calcext:value-type="string">
            <text:p>UK</text:p>
          </table:table-cell>
          <table:table-cell table:style-name="ce2" office:value-type="float" office:value="1906" calcext:value-type="float">
            <text:p>1906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DR_SUN.txt</text:p>
          </table:table-cell>
          <table:table-cell table:style-name="ce2" office:value-type="string" calcext:value-type="string">
            <text:p><text:a xlink:href="https://en.wikisource.org/wiki/The_New_York_Times/1911/12/31/DR._SUN'S_ELECTION_IS_NOT_TAKEN_SERIOUSLY" xlink:type="simple">https://en.wikisource.org/wiki/The_New_York_Times/1911/12/31/DR._SUN'S_ELECTION_IS_NOT_TAKEN_SERIOUSLY</text:a></text:p>
          </table:table-cell>
          <table:table-cell table:style-name="ce2" office:value-type="string" calcext:value-type="string">
            <text:p>The New York Time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11" calcext:value-type="float">
            <text:p>1911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Easy_Mark_Twain.txt</text:p>
          </table:table-cell>
          <table:table-cell table:style-name="ce2" office:value-type="string" calcext:value-type="string">
            <text:p><text:a xlink:href="https://en.wikisource.org/wiki/Easy_Mark_Twain" xlink:type="simple">https://en.wikisource.org/wiki/Easy_Mark_Twain</text:a></text:p>
          </table:table-cell>
          <table:table-cell table:style-name="ce2" office:value-type="string" calcext:value-type="string">
            <text:p>Ledger-Dispatch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07" calcext:value-type="float">
            <text:p>1907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Edith_Kingdon.txt</text:p>
          </table:table-cell>
          <table:table-cell table:style-name="ce2" office:value-type="string" calcext:value-type="string">
            <text:p><text:a xlink:href="https://en.wikisource.org/wiki/Edith_Kingdon" xlink:type="simple">https://en.wikisource.org/wiki/Edith_Kingdon</text:a></text:p>
          </table:table-cell>
          <table:table-cell table:style-name="ce2" office:value-type="string" calcext:value-type="string">
            <text:p>The Daily Local News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886" calcext:value-type="float">
            <text:p>1886</text:p>
          </table:table-cell>
          <table:table-cell office:value-type="string" calcext:value-type="string">
            <text:p>NOT_IN_COPYRIGHT</text:p>
          </table:table-cell>
        </table:table-row>
        <table:table-row table:style-name="ro1">
          <table:table-cell table:style-name="ce2" office:value-type="string" calcext:value-type="string">
            <text:p>Edmonton_Bulletin_account_of public_meeting.txt</text:p>
          </table:table-cell>
          <table:table-cell table:style-name="ce2" office:value-type="string" calcext:value-type="string">
            <text:p><text:a xlink:href="https://en.wikisource.org/wiki/Edmonton_Bulletin_account_of_public_meeting_held_during_the_1893_Edmonton_municipal_election" xlink:type="simple">https://en.wikisource.org/wiki/Edmonton_Bulletin_account_of_public_meeting_held_during_the_1893_Edmonton_municipal_election</text:a></text:p>
          </table:table-cell>
          <table:table-cell table:style-name="ce2" office:value-type="string" calcext:value-type="string">
            <text:p>Edmonton Bulletin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892" calcext:value-type="float">
            <text:p>1892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Englishman_Motor_Race.txt</text:p>
          </table:table-cell>
          <table:table-cell table:style-name="ce2" office:value-type="string" calcext:value-type="string">
            <text:p><text:a xlink:href="https://en.wikisource.org/wiki/The_New_York_Times/1902/06/29/Englishman%27s_Motor_Race" xlink:type="simple">https://en.wikisource.org/wiki/The_New_York_Times/1902/06/29/Englishman%27s_Motor_Race</text:a></text:p>
          </table:table-cell>
          <table:table-cell table:style-name="ce2" office:value-type="string" calcext:value-type="string">
            <text:p>The New York Time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02" calcext:value-type="float">
            <text:p>1902</text:p>
          </table:table-cell>
          <table:table-cell office:value-type="string" calcext:value-type="string">
            <text:p>NOT_IN_COPYRIGHT</text:p>
          </table:table-cell>
        </table:table-row>
        <table:table-row table:style-name="ro1">
          <table:table-cell table:style-name="ce2" office:value-type="string" calcext:value-type="string">
            <text:p>FEROCITY_OF_THE_FILIPINOS.txt</text:p>
          </table:table-cell>
          <table:table-cell table:style-name="ce2" office:value-type="string" calcext:value-type="string">
            <text:p><text:a xlink:href="https://en.wikisource.org/wiki/The_New_York_Times/Ferocity_of_the_Filipinos" xlink:type="simple">https://en.wikisource.org/wiki/The_New_York_Times/Ferocity_of_the_Filipinos</text:a></text:p>
          </table:table-cell>
          <table:table-cell table:style-name="ce2" office:value-type="string" calcext:value-type="string">
            <text:p>The New York Time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899" calcext:value-type="float">
            <text:p>1899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Laborers_Strike_in_Rotterdam.txt</text:p>
          </table:table-cell>
          <table:table-cell table:style-name="ce2" office:value-type="string" calcext:value-type="string">
            <text:p><text:a xlink:href="https://en.wikisource.org/wiki/The_New_York_Times/Laborers_Strike_in_Rotterdam" xlink:type="simple">https://en.wikisource.org/wiki/The_New_York_Times/Laborers_Strike_in_Rotterdam</text:a></text:p>
          </table:table-cell>
          <table:table-cell table:style-name="ce2" office:value-type="string" calcext:value-type="string">
            <text:p>The New York Time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896" calcext:value-type="float">
            <text:p>1896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Laundry_Car_over_Cliff.txt</text:p>
          </table:table-cell>
          <table:table-cell table:style-name="ce2" office:value-type="string" calcext:value-type="string">
            <text:p><text:a xlink:href="https://en.wikisource.org/wiki/Laundry_Car_over_Cliff" xlink:type="simple">https://en.wikisource.org/wiki/Laundry_Car_over_Cliff</text:a></text:p>
          </table:table-cell>
          <table:table-cell table:style-name="ce2" office:value-type="string" calcext:value-type="string">
            <text:p>Kansas City Star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18" calcext:value-type="float">
            <text:p>1918</text:p>
          </table:table-cell>
          <table:table-cell office:value-type="string" calcext:value-type="string">
            <text:p>NOT_IN_COPYRIGHT</text:p>
          </table:table-cell>
        </table:table-row>
        <table:table-row table:style-name="ro1">
          <table:table-cell table:style-name="ce2" office:value-type="string" calcext:value-type="string">
            <text:p>LONDON_ATTACKED_AGAIN_BY_AIRMEN.txt</text:p>
          </table:table-cell>
          <table:table-cell table:style-name="ce2" office:value-type="string" calcext:value-type="string">
            <text:p><text:a xlink:href="https://en.wikisource.org/wiki/The_New_York_Times/London_Attacked_Again_by_Airmen" xlink:type="simple">https://en.wikisource.org/wiki/The_New_York_Times/London_Attacked_Again_by_Airmen</text:a></text:p>
          </table:table-cell>
          <table:table-cell table:style-name="ce2" office:value-type="string" calcext:value-type="string">
            <text:p>The New York Time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17" calcext:value-type="float">
            <text:p>1917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Mark_Twain_here.txt</text:p>
          </table:table-cell>
          <table:table-cell table:style-name="ce2" office:value-type="string" calcext:value-type="string">
            <text:p><text:a xlink:href="https://en.wikisource.org/wiki/Mark_Twain_here_with_H._H._Rogers" xlink:type="simple">https://en.wikisource.org/wiki/Mark_Twain_here_with_H._H._Rogers</text:a></text:p>
          </table:table-cell>
          <table:table-cell table:style-name="ce2" office:value-type="string" calcext:value-type="string">
            <text:p>Norfolk Ledger-Dispatch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07" calcext:value-type="float">
            <text:p>1907</text:p>
          </table:table-cell>
          <table:table-cell office:value-type="string" calcext:value-type="string">
            <text:p>NOT_IN_COPYRIGHT</text:p>
          </table:table-cell>
        </table:table-row>
        <table:table-row table:style-name="ro1">
          <table:table-cell table:style-name="ce2" office:value-type="string" calcext:value-type="string">
            <text:p>MEETING_OF_REDS_TRAPS_SLACKERS.txt</text:p>
          </table:table-cell>
          <table:table-cell table:style-name="ce2" office:value-type="string" calcext:value-type="string">
            <text:p><text:a xlink:href="https://en.wikisource.org/wiki/The_New_York_Times/Meeting_of_Reds_Traps_Slackers" xlink:type="simple">https://en.wikisource.org/wiki/The_New_York_Times/Meeting_of_Reds_Traps_Slackers</text:a></text:p>
          </table:table-cell>
          <table:table-cell table:style-name="ce2" office:value-type="string" calcext:value-type="string">
            <text:p>The New York Time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17" calcext:value-type="float">
            <text:p>1917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MILAN_MOTOR_RACES.txt</text:p>
          </table:table-cell>
          <table:table-cell table:style-name="ce2" office:value-type="string" calcext:value-type="string">
            <text:p><text:a xlink:href="https://en.wikisource.org/wiki/The_Times/1922/News/Milan_Motor_Races" xlink:type="simple">https://en.wikisource.org/wiki/The_Times/1922/News/Milan_Motor_Races</text:a></text:p>
          </table:table-cell>
          <table:table-cell table:style-name="ce2" office:value-type="string" calcext:value-type="string">
            <text:p>The Times</text:p>
          </table:table-cell>
          <table:table-cell table:style-name="ce2" office:value-type="string" calcext:value-type="string">
            <text:p>UK</text:p>
          </table:table-cell>
          <table:table-cell table:style-name="ce2" office:value-type="float" office:value="1922" calcext:value-type="float">
            <text:p>1922</text:p>
          </table:table-cell>
          <table:table-cell office:value-type="string" calcext:value-type="string">
            <text:p>NOT_IN_COPYRIGHT</text:p>
          </table:table-cell>
        </table:table-row>
        <table:table-row table:style-name="ro1">
          <table:table-cell table:style-name="ce2" office:value-type="string" calcext:value-type="string">
            <text:p>MORE_FRENCH_WORKMEN_ARRIVE.txt</text:p>
          </table:table-cell>
          <table:table-cell table:style-name="ce2" office:value-type="string" calcext:value-type="string">
            <text:p><text:a xlink:href="https://en.wikisource.org/wiki/Chicago_Tribune/1893/September/23/More_French_Workmen_Arrive" xlink:type="simple">https://en.wikisource.org/wiki/Chicago_Tribune/1893/September/23/More_French_Workmen_Arrive</text:a></text:p>
          </table:table-cell>
          <table:table-cell table:style-name="ce2" office:value-type="string" calcext:value-type="string">
            <text:p>Chicago Tribune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893" calcext:value-type="float">
            <text:p>1893</text:p>
          </table:table-cell>
          <table:table-cell office:value-type="string" calcext:value-type="string">
            <text:p>NOT_IN_COPYRIGHT</text:p>
          </table:table-cell>
        </table:table-row>
        <table:table-row table:style-name="ro4">
          <table:table-cell table:style-name="ce2" office:value-type="string" calcext:value-type="string">
            <text:p>MURDER_IN_WESTMINSTER.txt</text:p>
          </table:table-cell>
          <table:table-cell table:style-name="ce2" office:value-type="string" calcext:value-type="string">
            <text:p><text:a xlink:href="http://www.casebook.org/press_reports/daily_telegraph/dt881001.html" xlink:type="simple">http://www.casebook.org/press_reports/daily_telegraph/dt881001.html</text:a></text:p>
          </table:table-cell>
          <table:table-cell table:style-name="ce2" office:value-type="string" calcext:value-type="string">
            <text:p>The Daily Telegraph</text:p>
          </table:table-cell>
          <table:table-cell table:style-name="ce2" office:value-type="string" calcext:value-type="string">
            <text:p>UK</text:p>
          </table:table-cell>
          <table:table-cell table:style-name="ce2" office:value-type="float" office:value="1888" calcext:value-type="float">
            <text:p>1888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New_Lyon_King_of_Arms.txt</text:p>
          </table:table-cell>
          <table:table-cell table:style-name="ce2" office:value-type="string" calcext:value-type="string">
            <text:p><text:a xlink:href="https://en.wikisource.org/wiki/The_Times/1926/News/New_Lyon_King_of_Arms" xlink:type="simple">https://en.wikisource.org/wiki/The_Times/1926/News/New_Lyon_King_of_Arms</text:a></text:p>
          </table:table-cell>
          <table:table-cell table:style-name="ce2" office:value-type="string" calcext:value-type="string">
            <text:p>The Times</text:p>
          </table:table-cell>
          <table:table-cell table:style-name="ce2" office:value-type="string" calcext:value-type="string">
            <text:p>UK</text:p>
          </table:table-cell>
          <table:table-cell table:style-name="ce2" office:value-type="float" office:value="1926" calcext:value-type="float">
            <text:p>1926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NO_LONGER_AN_EDITOR.txt</text:p>
          </table:table-cell>
          <table:table-cell table:style-name="ce2" office:value-type="string" calcext:value-type="string">
            <text:p><text:a xlink:href="https://en.wikisource.org/wiki/The_New_York_Times/No_Longer_an_Editor" xlink:type="simple">https://en.wikisource.org/wiki/The_New_York_Times/No_Longer_an_Editor</text:a></text:p>
          </table:table-cell>
          <table:table-cell table:style-name="ce2" office:value-type="string" calcext:value-type="string">
            <text:p>The New York Time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883" calcext:value-type="float">
            <text:p>1883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NURSES_STUCK_TO_POST.txt</text:p>
          </table:table-cell>
          <table:table-cell table:style-name="ce2" office:value-type="string" calcext:value-type="string">
            <text:p><text:a xlink:href="https://en.wikisource.org/wiki/The_New_York_Times/Nurses_stuck_to_post" xlink:type="simple">https://en.wikisource.org/wiki/The_New_York_Times/Nurses_stuck_to_post</text:a></text:p>
          </table:table-cell>
          <table:table-cell table:style-name="ce2" office:value-type="string" calcext:value-type="string">
            <text:p>The New York Time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19" calcext:value-type="float">
            <text:p>1919</text:p>
          </table:table-cell>
          <table:table-cell office:value-type="string" calcext:value-type="string">
            <text:p>NOT_IN_COPYRIGHT</text:p>
          </table:table-cell>
        </table:table-row>
        <table:table-row table:style-name="ro1">
          <table:table-cell table:style-name="ce2" office:value-type="string" calcext:value-type="string">
            <text:p>Obituary_Cornelia_Augusta_Hewett_Crosse.txt</text:p>
          </table:table-cell>
          <table:table-cell table:style-name="ce2" office:value-type="string" calcext:value-type="string">
            <text:p><text:a xlink:href="https://en.wikisource.org/wiki/The_Times/1895/Obituary/Cornelia_Augusta_Hewett_Crosse" xlink:type="simple">https://en.wikisource.org/wiki/The_Times/1895/Obituary/Cornelia_Augusta_Hewett_Crosse</text:a></text:p>
          </table:table-cell>
          <table:table-cell table:style-name="ce2" office:value-type="string" calcext:value-type="string">
            <text:p>The Times</text:p>
          </table:table-cell>
          <table:table-cell table:style-name="ce2" office:value-type="string" calcext:value-type="string">
            <text:p>UK</text:p>
          </table:table-cell>
          <table:table-cell table:style-name="ce2" office:value-type="float" office:value="1895" calcext:value-type="float">
            <text:p>1895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Obituary_Mark_Twain.txt</text:p>
          </table:table-cell>
          <table:table-cell table:style-name="ce2" office:value-type="string" calcext:value-type="string">
            <text:p><text:a xlink:href="https://en.wikisource.org/wiki/The_New_York_Times/Mark_Twain" xlink:type="simple">https://en.wikisource.org/wiki/The_New_York_Times/Mark_Twain</text:a></text:p>
          </table:table-cell>
          <table:table-cell table:style-name="ce2" office:value-type="string" calcext:value-type="string">
            <text:p>The New York Time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10" calcext:value-type="float">
            <text:p>1910</text:p>
          </table:table-cell>
          <table:table-cell office:value-type="string" calcext:value-type="string">
            <text:p>NOT_IN_COPYRIGHT</text:p>
          </table:table-cell>
        </table:table-row>
        <table:table-row table:style-name="ro1">
          <table:table-cell table:style-name="ce2" office:value-type="string" calcext:value-type="string">
            <text:p>Obituary_Miss_Gordon-Cumming.txt</text:p>
          </table:table-cell>
          <table:table-cell table:style-name="ce2" office:value-type="string" calcext:value-type="string">
            <text:p><text:a xlink:href="https://en.wikisource.org/wiki/The_Times/1924/Obituary/Constance_Frederica_Gordon-Cumming" xlink:type="simple">https://en.wikisource.org/wiki/The_Times/1924/Obituary/Constance_Frederica_Gordon-Cumming</text:a></text:p>
          </table:table-cell>
          <table:table-cell table:style-name="ce2" office:value-type="string" calcext:value-type="string">
            <text:p>The Times</text:p>
          </table:table-cell>
          <table:table-cell table:style-name="ce2" office:value-type="string" calcext:value-type="string">
            <text:p>UK</text:p>
          </table:table-cell>
          <table:table-cell table:style-name="ce2" office:value-type="float" office:value="1924" calcext:value-type="float">
            <text:p>1924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One_Dead_and_Many_Injured.txt</text:p>
          </table:table-cell>
          <table:table-cell table:style-name="ce2" office:value-type="string" calcext:value-type="string">
            <text:p><text:a xlink:href="https://en.wikisource.org/wiki/The_Indianapolis_News/1911/05/30/One_Dead_and_Many_Injured" xlink:type="simple">https://en.wikisource.org/wiki/The_Indianapolis_News/1911/05/30/One_Dead_and_Many_Injured</text:a></text:p>
          </table:table-cell>
          <table:table-cell table:style-name="ce2" office:value-type="string" calcext:value-type="string">
            <text:p>The Indianapolis New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11" calcext:value-type="float">
            <text:p>1911</text:p>
          </table:table-cell>
          <table:table-cell office:value-type="string" calcext:value-type="string">
            <text:p>NOT_IN_COPYRIGHT</text:p>
          </table:table-cell>
        </table:table-row>
        <table:table-row table:style-name="ro1">
          <table:table-cell table:style-name="ce2" office:value-type="string" calcext:value-type="string">
            <text:p>PACIFISTS_GET_FRIGHT_OF_LIVES_AT_CAPITOL.txt</text:p>
          </table:table-cell>
          <table:table-cell table:style-name="ce2" office:value-type="string" calcext:value-type="string">
            <text:p><text:a xlink:href="https://en.wikisource.org/wiki/Bisbee_Daily_Review/1917/04/04/%22Pacifists%22_Get_Fright_of_Lives_at_Capitol" xlink:type="simple">https://en.wikisource.org/wiki/Bisbee_Daily_Review/1917/04/04/%22Pacifists%22_Get_Fright_of_Lives_at_Capitol</text:a></text:p>
          </table:table-cell>
          <table:table-cell table:style-name="ce2" office:value-type="string" calcext:value-type="string">
            <text:p>Bisbee Daily Review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17" calcext:value-type="float">
            <text:p>1917</text:p>
          </table:table-cell>
          <table:table-cell office:value-type="string" calcext:value-type="string">
            <text:p>NOT_IN_COPYRIGHT</text:p>
          </table:table-cell>
        </table:table-row>
        <table:table-row table:style-name="ro1">
          <table:table-cell table:style-name="ce2" office:value-type="string" calcext:value-type="string">
            <text:p>Retirement_Of_Sir_George_Murray.txt</text:p>
          </table:table-cell>
          <table:table-cell table:style-name="ce2" office:value-type="string" calcext:value-type="string">
            <text:p><text:a xlink:href="https://en.wikisource.org/wiki/The_Times/1911/News/Retirement_Of_Sir_George_Murray" xlink:type="simple">https://en.wikisource.org/wiki/The_Times/1911/News/Retirement_Of_Sir_George_Murray</text:a></text:p>
          </table:table-cell>
          <table:table-cell table:style-name="ce2" office:value-type="string" calcext:value-type="string">
            <text:p>The Times</text:p>
          </table:table-cell>
          <table:table-cell table:style-name="ce2" office:value-type="string" calcext:value-type="string">
            <text:p>UK</text:p>
          </table:table-cell>
          <table:table-cell table:style-name="ce2" office:value-type="float" office:value="1911" calcext:value-type="float">
            <text:p>1911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SEPTEMBER_MORN.txt</text:p>
          </table:table-cell>
          <table:table-cell table:style-name="ce2" office:value-type="string" calcext:value-type="string">
            <text:p><text:a xlink:href="https://en.wikisource.org/wiki/Bisbee_Daily_Review/1917/04/04/%22September_Morn%22_Continuous_Riot_of_Music_and_Dancing" xlink:type="simple">https://en.wikisource.org/wiki/Bisbee_Daily_Review/1917/04/04/%22September_Morn%22_Continuous_Riot_of_Music_and_Dancing</text:a></text:p>
          </table:table-cell>
          <table:table-cell table:style-name="ce2" office:value-type="string" calcext:value-type="string">
            <text:p>Bisbee Daily Review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17" calcext:value-type="float">
            <text:p>1917</text:p>
          </table:table-cell>
          <table:table-cell office:value-type="string" calcext:value-type="string">
            <text:p>NOT_IN_COPYRIGHT</text:p>
          </table:table-cell>
        </table:table-row>
        <table:table-row table:style-name="ro1">
          <table:table-cell table:style-name="ce2" office:value-type="string" calcext:value-type="string">
            <text:p>STORM_DAMAGE_ALONG_THE_MIDWAY.txt</text:p>
          </table:table-cell>
          <table:table-cell table:style-name="ce2" office:value-type="string" calcext:value-type="string">
            <text:p><text:a xlink:href="https://en.wikisource.org/wiki/Chicago_Tribune/1893/September/23/Storm_Damage_Along_the_Midway" xlink:type="simple">https://en.wikisource.org/wiki/Chicago_Tribune/1893/September/23/Storm_Damage_Along_the_Midway</text:a></text:p>
          </table:table-cell>
          <table:table-cell table:style-name="ce2" office:value-type="string" calcext:value-type="string">
            <text:p>Chicago Tribune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893" calcext:value-type="float">
            <text:p>1893</text:p>
          </table:table-cell>
          <table:table-cell office:value-type="string" calcext:value-type="string">
            <text:p>NOT_IN_COPYRIGHT</text:p>
          </table:table-cell>
        </table:table-row>
        <table:table-row table:style-name="ro1">
          <table:table-cell table:style-name="ce2" office:value-type="string" calcext:value-type="string">
            <text:p>Teslas_New_Device_Like_Bolts_of_Thor.txt</text:p>
          </table:table-cell>
          <table:table-cell table:style-name="ce2" office:value-type="string" calcext:value-type="string">
            <text:p><text:a xlink:href="https://en.wikisource.org/wiki/The_New_York_Times/1915/12/08/Tesla%27s_New_Device_Like_Bolts_of_Thor" xlink:type="simple">https://en.wikisource.org/wiki/The_New_York_Times/1915/12/08/Tesla%27s_New_Device_Like_Bolts_of_Thor</text:a></text:p>
          </table:table-cell>
          <table:table-cell table:style-name="ce2" office:value-type="string" calcext:value-type="string">
            <text:p>The New York Time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15" calcext:value-type="float">
            <text:p>1915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THE_CHESS_MATCH.txt</text:p>
          </table:table-cell>
          <table:table-cell table:style-name="ce2" office:value-type="string" calcext:value-type="string">
            <text:p><text:a xlink:href="https://en.wikisource.org/wiki/St._Louis_Globe_Democrat/The_Chess_Match" xlink:type="simple">https://en.wikisource.org/wiki/St._Louis_Globe_Democrat/The_Chess_Match</text:a></text:p>
          </table:table-cell>
          <table:table-cell table:style-name="ce2" office:value-type="string" calcext:value-type="string">
            <text:p>St. Louis Globe Democrat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886" calcext:value-type="float">
            <text:p>1886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The_Child_Market_in_Germany.txt</text:p>
          </table:table-cell>
          <table:table-cell table:style-name="ce2" office:value-type="string" calcext:value-type="string">
            <text:p><text:a xlink:href="https://en.wikisource.org/wiki/The_Child_Market_in_Germany" xlink:type="simple">https://en.wikisource.org/wiki/The_Child_Market_in_Germany</text:a></text:p>
          </table:table-cell>
          <table:table-cell table:style-name="ce2" office:value-type="string" calcext:value-type="string">
            <text:p>The Cincinnati Times Star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08" calcext:value-type="float">
            <text:p>1908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The_great_race.txt</text:p>
          </table:table-cell>
          <table:table-cell table:style-name="ce2" office:value-type="string" calcext:value-type="string">
            <text:p><text:a xlink:href="https://en.wikisource.org/wiki/The_Indianapolis_News/1911/05/31/The_Great_Race" xlink:type="simple">https://en.wikisource.org/wiki/The_Indianapolis_News/1911/05/31/The_Great_Race</text:a></text:p>
          </table:table-cell>
          <table:table-cell table:style-name="ce2" office:value-type="string" calcext:value-type="string">
            <text:p>The Indianapolis New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11" calcext:value-type="float">
            <text:p>1911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The_Latest_Murder.txt</text:p>
          </table:table-cell>
          <table:table-cell table:style-name="ce2" office:value-type="string" calcext:value-type="string">
            <text:p><text:a xlink:href="https://en.wikisource.org/wiki/The_Latest_Murder" xlink:type="simple">https://en.wikisource.org/wiki/The_Latest_Murder</text:a></text:p>
          </table:table-cell>
          <table:table-cell table:style-name="ce2" office:value-type="string" calcext:value-type="string">
            <text:p>Olean Democrat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889" calcext:value-type="float">
            <text:p>1889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The_Lynching_of_John_Heith.txt</text:p>
          </table:table-cell>
          <table:table-cell table:style-name="ce2" office:value-type="string" calcext:value-type="string">
            <text:p><text:a xlink:href="https://en.wikisource.org/wiki/New_York_Times/The_Lynching_of_John_Heith" xlink:type="simple">https://en.wikisource.org/wiki/New_York_Times/The_Lynching_of_John_Heith</text:a></text:p>
          </table:table-cell>
          <table:table-cell table:style-name="ce2" office:value-type="string" calcext:value-type="string">
            <text:p>The New York Time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884" calcext:value-type="float">
            <text:p>1884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The_New_Council.txt</text:p>
          </table:table-cell>
          <table:table-cell table:style-name="ce2" office:value-type="string" calcext:value-type="string">
            <text:p><text:a xlink:href="https://en.wikisource.org/wiki/Edmonton_Bulletin_editorial_on_the_results_of_the_1893_Edmonton_municipal_election" xlink:type="simple">https://en.wikisource.org/wiki/Edmonton_Bulletin_editorial_on_the_results_of_the_1893_Edmonton_municipal_election</text:a></text:p>
          </table:table-cell>
          <table:table-cell table:style-name="ce2" office:value-type="string" calcext:value-type="string">
            <text:p>Edmonton Bulletin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893" calcext:value-type="float">
            <text:p>1893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THE_SCREEN.txt</text:p>
          </table:table-cell>
          <table:table-cell table:style-name="ce2" office:value-type="string" calcext:value-type="string">
            <text:p><text:a xlink:href="https://en.wikisource.org/wiki/The_New_York_Times/1920/11/29/The_Screen" xlink:type="simple">https://en.wikisource.org/wiki/The_New_York_Times/1920/11/29/The_Screen</text:a></text:p>
          </table:table-cell>
          <table:table-cell table:style-name="ce2" office:value-type="string" calcext:value-type="string">
            <text:p>The New York Time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20" calcext:value-type="float">
            <text:p>1920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The_Siege_Of_Mafeking.txt</text:p>
          </table:table-cell>
          <table:table-cell table:style-name="ce2" office:value-type="string" calcext:value-type="string">
            <text:p><text:a xlink:href="https://en.wikisource.org/wiki/The_Times/1900/News/Siege_of_Mafeking" xlink:type="simple">https://en.wikisource.org/wiki/The_Times/1900/News/Siege_of_Mafeking</text:a></text:p>
          </table:table-cell>
          <table:table-cell table:style-name="ce2" office:value-type="string" calcext:value-type="string">
            <text:p>The Times</text:p>
          </table:table-cell>
          <table:table-cell table:style-name="ce2" office:value-type="string" calcext:value-type="string">
            <text:p>UK</text:p>
          </table:table-cell>
          <table:table-cell table:style-name="ce2" office:value-type="float" office:value="1900" calcext:value-type="float">
            <text:p>1900</text:p>
          </table:table-cell>
          <table:table-cell office:value-type="string" calcext:value-type="string">
            <text:p>NOT_IN_COPYRIGHT</text:p>
          </table:table-cell>
        </table:table-row>
        <table:table-row table:style-name="ro1">
          <table:table-cell table:style-name="ce2" office:value-type="string" calcext:value-type="string">
            <text:p>The_Whitehall_Discovery_Inquest_Today.txt</text:p>
          </table:table-cell>
          <table:table-cell table:style-name="ce2" office:value-type="string" calcext:value-type="string">
            <text:p><text:a xlink:href="https://en.wikisource.org/wiki/The_Whitehall_Discovery_Inquest_Today" xlink:type="simple">https://en.wikisource.org/wiki/The_Whitehall_Discovery_Inquest_Today</text:a></text:p>
          </table:table-cell>
          <table:table-cell table:style-name="ce2" office:value-type="string" calcext:value-type="string">
            <text:p>St. James Gazette</text:p>
          </table:table-cell>
          <table:table-cell table:style-name="ce2" office:value-type="string" calcext:value-type="string">
            <text:p>UK</text:p>
          </table:table-cell>
          <table:table-cell table:style-name="ce2" office:value-type="float" office:value="1888" calcext:value-type="float">
            <text:p>1888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Three_Grades_of_Fabric.txt</text:p>
          </table:table-cell>
          <table:table-cell table:style-name="ce2" office:value-type="string" calcext:value-type="string">
            <text:p><text:a xlink:href="https://en.wikisource.org/wiki/Three_Grades_of_Fabric" xlink:type="simple">https://en.wikisource.org/wiki/Three_Grades_of_Fabric</text:a></text:p>
          </table:table-cell>
          <table:table-cell table:style-name="ce2" office:value-type="string" calcext:value-type="string">
            <text:p>The Brooklyn Eagle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02" calcext:value-type="float">
            <text:p>1902</text:p>
          </table:table-cell>
          <table:table-cell office:value-type="string" calcext:value-type="string">
            <text:p>NOT_IN_COPYRIGHT</text:p>
          </table:table-cell>
        </table:table-row>
        <table:table-row table:style-name="ro3">
          <table:table-cell table:style-name="ce2" office:value-type="string" calcext:value-type="string">
            <text:p>Throng_at_Smallpox_Case.txt</text:p>
          </table:table-cell>
          <table:table-cell table:style-name="ce2" office:value-type="string" calcext:value-type="string">
            <text:p><text:a xlink:href="https://en.wikisource.org/wiki/Throng_at_Smallpox_Case" xlink:type="simple">https://en.wikisource.org/wiki/Throng_at_Smallpox_Case</text:a></text:p>
          </table:table-cell>
          <table:table-cell table:style-name="ce2" office:value-type="string" calcext:value-type="string">
            <text:p>Kansas City Star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18" calcext:value-type="float">
            <text:p>1918</text:p>
          </table:table-cell>
          <table:table-cell office:value-type="string" calcext:value-type="string">
            <text:p>NOT_IN_COPYRIGHT</text:p>
          </table:table-cell>
        </table:table-row>
        <table:table-row table:style-name="ro1">
          <table:table-cell table:style-name="ce2" office:value-type="string" calcext:value-type="string">
            <text:p>Train_and_Trolley_Bear_in_Thousands.txt</text:p>
          </table:table-cell>
          <table:table-cell table:style-name="ce2" office:value-type="string" calcext:value-type="string">
            <text:p><text:a xlink:href="https://en.wikisource.org/wiki/The_Indianapolis_News/1911/05/30/Train_and_Trolley_Bear_in_Thousands" xlink:type="simple">https://en.wikisource.org/wiki/The_Indianapolis_News/1911/05/30/Train_and_Trolley_Bear_in_Thousands</text:a></text:p>
          </table:table-cell>
          <table:table-cell table:style-name="ce2" office:value-type="string" calcext:value-type="string">
            <text:p>The Indianapolis New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911" calcext:value-type="float">
            <text:p>1911</text:p>
          </table:table-cell>
          <table:table-cell office:value-type="string" calcext:value-type="string">
            <text:p>NOT_IN_COPYRIGHT</text:p>
          </table:table-cell>
        </table:table-row>
        <table:table-row table:style-name="ro3" table:number-rows-repeated="949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1:13:24.395814253</meta:creation-date>
    <dc:date>2019-09-20T11:15:15.135932567</dc:date>
    <meta:editing-duration>PT1M51S</meta:editing-duration>
    <meta:editing-cycles>1</meta:editing-cycles>
    <meta:document-statistic meta:table-count="1" meta:cell-count="306" meta:object-count="0"/>
    <meta:generator>LibreOffice/6.0.7.3$Linux_X86_64 LibreOffice_project/00m0$Build-3</meta:generator>
  </office:meta>
</office:document-meta>
</file>